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7ac3" officeooo:paragraph-rsid="000d7ac3"/>
    </style:style>
    <style:style style:name="P2" style:family="paragraph" style:parent-style-name="Standard">
      <style:text-properties officeooo:rsid="000d7ac3" officeooo:paragraph-rsid="000de6e3"/>
    </style:style>
    <style:style style:name="T1" style:family="text">
      <style:text-properties fo:font-style="normal" officeooo:rsid="000de6e3" style:font-style-asian="normal" style:font-style-complex="normal"/>
    </style:style>
    <style:style style:name="T2" style:family="text">
      <style:text-properties officeooo:rsid="000de6e3"/>
    </style:style>
    <style:style style:name="T3" style:family="text">
      <style:text-properties fo:font-style="italic" officeooo:rsid="000de6e3"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ight</text:p>
      <text:p text:style-name="Standard"/>
      <text:p text:style-name="Standard"><text:s text:c="13"/><text:tab/>Df <text:s/><text:tab/>Sum Sq <text:tab/>Mean Sq <text:tab/>F value Pr(&gt;F) <text:s text:c="3"/></text:p>
      <text:p text:style-name="Standard">height <text:s text:c="7"/><text:tab/>2 <text:tab/>2636083 <text:tab/>1318041 <text:s text:c="2"/><text:tab/>368.3 &lt;2e-16 ***</text:p>
      <text:p text:style-name="Standard">Residuals <text:s text:c="2"/><text:tab/>239 <text:s/><text:tab/>855333 <text:s text:c="3"/><text:tab/>3579 <text:s text:c="18"/></text:p>
      <text:p text:style-name="Standard">---</text:p>
      <text:p text:style-name="Standard">Signif. codes: <text:s/>0 ‘***’ 0.001 ‘**’ 0.01 ‘*’ 0.05 ‘.’ 0.1 ‘ ’ 1</text:p>
      <text:p text:style-name="Standard"/>
      <text:p text:style-name="Standard"><text:s text:c="2"/>Tukey multiple comparisons of means</text:p>
      <text:p text:style-name="Standard"><text:s text:c="4"/>95% family-wise confidence level</text:p>
      <text:p text:style-name="Standard"/>
      <text:p text:style-name="Standard">Fit: aov(formula = f1 ~ height)</text:p>
      <text:p text:style-name="Standard"/>
      <text:p text:style-name="Standard">$height</text:p>
      <text:p text:style-name="Standard"><text:s text:c="15"/>diff <text:s text:c="7"/><text:tab/>lwr <text:s text:c="6"/><text:tab/>upr <text:tab/><text:tab/>p adj</text:p>
      <text:p text:style-name="Standard">low-high <text:s/>283.90612 <text:s/>259.22099 <text:s/><text:tab/>308.5913 <text:s text:c="4"/><text:tab/>0</text:p>
      <text:p text:style-name="Standard">mid-high <text:s text:c="2"/>87.35117 <text:s text:c="2"/>67.03735 <text:s/><text:tab/>107.6650 <text:s text:c="4"/><text:tab/>0</text:p>
      <text:p text:style-name="Standard">mid-low <text:s/>-196.55495 -221.36966 <text:tab/>-171.7402 <text:s text:c="3"/><text:tab/>0</text:p>
      <text:p text:style-name="Standard"/>
      <text:p text:style-name="P2"><text:span text:style-name="T2">The </text:span><text:span text:style-name="T3">p</text:span><text:span text:style-name="T1">-value for the group difference between low and high, mid and high, and mid and low is below 0.01 for each group. Thus, each of these three groups of vowels differ significantly with respect to f1.</text:span></text:p>
      <text:p text:style-name="Standard"/>
      <text:p text:style-name="P1">Frontness</text:p>
      <text:p text:style-name="P1"/>
      <text:p text:style-name="P1"><text:s text:c="13"/><text:tab/>Df <text:s text:c="2"/><text:tab/>Sum Sq <text:s/><text:tab/>Mean Sq <text:tab/>F value Pr(&gt;F) <text:s text:c="3"/></text:p>
      <text:p text:style-name="P1">frontness <text:s text:c="4"/><text:tab/>2 <text:tab/>44465655 <text:tab/>22232827 <text:s text:c="2"/><text:tab/>418.9 &lt;2e-16 ***</text:p>
      <text:p text:style-name="P1">Residuals <text:s text:c="2"/><text:tab/>239 <text:tab/>12685505 <text:s text:c="3"/><text:tab/>53077 <text:s text:c="18"/></text:p>
      <text:p text:style-name="P1">---</text:p>
      <text:p text:style-name="P1">Signif. codes: <text:s/>0 ‘***’ 0.001 ‘**’ 0.01 ‘*’ 0.05 ‘.’ 0.1 ‘ ’ 1</text:p>
      <text:p text:style-name="P1"/>
      <text:p text:style-name="P1"><text:s text:c="2"/>Tukey multiple comparisons of means</text:p>
      <text:p text:style-name="P1"><text:s text:c="4"/>95% family-wise confidence level</text:p>
      <text:p text:style-name="P1"/>
      <text:p text:style-name="P1">Fit: aov(formula = f2 ~ frontness)</text:p>
      <text:p text:style-name="P1"/>
      <text:p text:style-name="P1">$frontness</text:p>
      <text:p text:style-name="P1"><text:s text:c="18"/><text:tab/>diff <text:s text:c="5"/><text:tab/><text:tab/>lwr <text:s text:c="6"/><text:tab/>upr <text:tab/><text:tab/>p adj</text:p>
      <text:p text:style-name="P1">central-back <text:s/><text:tab/>297.8337 <text:tab/>202.7684 <text:s/><text:tab/>392.8989 <text:s text:c="4"/><text:tab/>0</text:p>
      <text:p text:style-name="P1">front-back <text:s text:c="3"/><text:tab/>948.0021 <text:tab/>869.7712 <text:tab/>1026.2329 <text:s text:c="4"/><text:tab/>0</text:p>
      <text:p text:style-name="P1">front-central <text:tab/>650.1684 <text:tab/>554.6041 <text:s/><text:tab/>745.7327 <text:s text:c="4"/><text:tab/>0</text:p>
      <text:p text:style-name="P1"/>
      <text:p text:style-name="P2"><text:span text:style-name="T2">The </text:span><text:span text:style-name="T3">p</text:span><text:span text:style-name="T1">-value for the group difference between central and back, front and back, and front and central is below 0.01 for each group. Thus, each of these three groups of vowels differ significantly with respect to f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09:26:06.244317277</meta:creation-date>
    <dc:date>2020-09-25T09:41:31.310387606</dc:date>
    <meta:editing-duration>PT15M25S</meta:editing-duration>
    <meta:editing-cycles>2</meta:editing-cycles>
    <meta:generator>LibreOffice/6.4.5.2$Linux_X86_64 LibreOffice_project/40$Build-2</meta:generator>
    <meta:document-statistic meta:table-count="0" meta:image-count="0" meta:object-count="0" meta:page-count="1" meta:paragraph-count="30" meta:word-count="216" meta:character-count="1516" meta:non-whitespace-character-count="1069"/>
  </office:meta>
</office:document-meta>
</file>